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ative2Ascii.DefaultNative2Asc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Native2Ascii.convert( Native2Ascii args , File srcFile ,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Native2Ascii.addFiles( Commandline cmd , ProjectComponent log , File src ,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Native2Ascii.setup( Commandline cmd , Native2Ascii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